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6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8">
      <style:text-properties fo:font-weight="bold" style:font-weight-asian="bold" style:font-weight-complex="bold"/>
    </style:style>
    <style:style style:name="P4" style:family="paragraph" style:parent-style-name="Standard" style:list-style-name="L7"/>
    <style:style style:name="P5" style:family="paragraph" style:parent-style-name="Standard" style:list-style-name="L8"/>
    <style:style style:name="P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List_20_Contents">
      <style:paragraph-properties fo:margin-top="0cm" fo:margin-bottom="0.499cm"/>
    </style:style>
    <style:style style:name="T1" style:family="text">
      <style:text-properties fo:font-style="italic"/>
    </style:style>
    <style:style style:name="T2" style:family="text">
      <style:text-properties style:text-position="-33% 80%"/>
    </style:style>
    <style:style style:name="T3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Historie_trigonometrie"/>Historie trigonometrie</text:h>
      <text:p text:style-name="Text_20_body">První poznatky z trigonometrie lze prokázat již u <text:a xlink:type="simple" xlink:href="http://cs.wikipedia.org/wiki/Egypt">Egypťanů</text:a>. Podobné znalosti měli také <text:a xlink:type="simple" xlink:href="http://cs.wikipedia.org/wiki/Babylonská_říše">Babyloňané</text:a> a <text:a xlink:type="simple" xlink:href="http://cs.wikipedia.org/wiki/Chaldejci">Chaldejci</text:a>, od kterých převzali <text:a xlink:type="simple" xlink:href="http://cs.wikipedia.org/wiki/Řekové">Řekové</text:a> dnešní dělení <text:a xlink:type="simple" xlink:href="http://cs.wikipedia.org/wiki/Úhel">plného úhlu</text:a> na 360° a <text:a xlink:type="simple" xlink:href="http://cs.wikipedia.org/wiki/Stupeň_%28úhel%29">stupně</text:a> na 60 <text:a xlink:type="simple" xlink:href="http://cs.wikipedia.org/wiki/Minuta">minut</text:a>. První práce o trigonometrii souvisely s problémem určení délky <text:a xlink:type="simple" xlink:href="http://cs.wikipedia.org/wiki/Tětiva">tětivy</text:a> vzhledem k velikosti <text:a xlink:type="simple" xlink:href="http://cs.wikipedia.org/wiki/Úhel">úhlu</text:a>. První tabulky délek <text:a xlink:type="simple" xlink:href="http://cs.wikipedia.org/wiki/Tětiva">tětiv</text:a> pocházejí od řeckého matematika <text:a xlink:type="simple" xlink:href="http://cs.wikipedia.org/wiki/Hipparchos">Hipparcha</text:a> z roku <text:a xlink:type="simple" xlink:href="http://cs.wikipedia.org/wiki/140_př._n._l.">140 př. n. l.</text:a>, další tabulky sepsal zhruba o 40 let později <text:a xlink:type="simple" xlink:href="http://cs.wikipedia.org/w/index.php?title=Melenaus&amp;action=edit&amp;redlink=1">Melenaus</text:a>, řecký matematik žijící v <text:a xlink:type="simple" xlink:href="http://cs.wikipedia.org/wiki/Řím">Římě</text:a>. Práce starořeckých vědců vyvrcholila <text:a xlink:type="simple" xlink:href="http://cs.wikipedia.org/wiki/Klaudios_Ptolemaios">Ptolemaiovým</text:a> dílem <text:span text:style-name="T1">Megale syntaxis (Velká soustava)</text:span>, v níž <text:a xlink:type="simple" xlink:href="http://cs.wikipedia.org/wiki/Klaudios_Ptolemaios">Ptolemaios</text:a> vypočítal tabulku délek tětiv <text:a xlink:type="simple" xlink:href="http://cs.wikipedia.org/wiki/Kružnice">kružnice</text:a>, jež měla poloměr až 60 <text:a xlink:type="simple" xlink:href="http://cs.wikipedia.org/w/index.php?title=Délková_jednotka&amp;action=edit&amp;redlink=1">délkových jednotek</text:a> a kde <text:a xlink:type="simple" xlink:href="http://cs.wikipedia.org/wiki/Úhel">středový úhel</text:a>, k němuž se délky vztahovaly, postupoval po 0,5°.</text:p>
      <text:p text:style-name="Text_20_body">Od <text:a xlink:type="simple" xlink:href="http://cs.wikipedia.org/wiki/5._století">5. století</text:a> začali pak trigonometrii budovat <text:a xlink:type="simple" xlink:href="http://cs.wikipedia.org/w/index.php?title=Indové&amp;action=edit&amp;redlink=1">Indové</text:a>, od kterých pochází dnešní název pro <text:a xlink:type="simple" xlink:href="http://cs.wikipedia.org/wiki/Sinus">sinus</text:a>, a po nich vědci Střední Asie a Arabové. Z Indů se trigonometrii nejvíce věnoval <text:a xlink:type="simple" xlink:href="http://cs.wikipedia.org/w/index.php?title=Brahmagupta&amp;action=edit&amp;redlink=1">Brahmagupta</text:a> (<text:a xlink:type="simple" xlink:href="http://cs.wikipedia.org/wiki/7._století">7. století</text:a>), z vědců <text:a xlink:type="simple" xlink:href="http://cs.wikipedia.org/wiki/Střední_východ">Střední Asie</text:a> a <text:a xlink:type="simple" xlink:href="http://cs.wikipedia.org/wiki/Arábie">Arábie</text:a> je pak třeba vzpomenout <text:a xlink:type="simple" xlink:href="http://cs.wikipedia.org/wiki/Sýrie">syrského</text:a> <text:a xlink:type="simple" xlink:href="http://cs.wikipedia.org/wiki/Astronomie">astronoma</text:a> <text:a xlink:type="simple" xlink:href="http://cs.wikipedia.org/w/index.php?title=Al-Battání&amp;action=edit&amp;redlink=1">al-Battáního</text:a>.</text:p>
      <text:p text:style-name="Text_20_body"><text:a xlink:type="simple" xlink:href="http://cs.wikipedia.org/wiki/Evropa">Evropa</text:a> se s trigonometrií seznámila díky západním <text:a xlink:type="simple" xlink:href="http://cs.wikipedia.org/wiki/Arabové">Arabům</text:a>. K rozvoji trigonometrie významně přispěl <text:a xlink:type="simple" xlink:href="http://cs.wikipedia.org/wiki/Polsko">polský</text:a> <text:a xlink:type="simple" xlink:href="http://cs.wikipedia.org/wiki/Astronomie">astronom</text:a> <text:a xlink:type="simple" xlink:href="http://cs.wikipedia.org/wiki/Koperník">Mikuláš Koperník</text:a>, stejně tak i <text:a xlink:type="simple" xlink:href="http://cs.wikipedia.org/wiki/Francie">francouzský</text:a> <text:a xlink:type="simple" xlink:href="http://cs.wikipedia.org/wiki/Matematika">matematik</text:a> <text:a xlink:type="simple" xlink:href="http://cs.wikipedia.org/wiki/Francois_Viete">Francois Viete</text:a>, který představil <text:a xlink:type="simple" xlink:href="http://cs.wikipedia.org/wiki/Kosinová_věta">kosinovou větu</text:a> v trigonometrické podobě. Dnešní podobu trigonometrie jakožto vědu o <text:a xlink:type="simple" xlink:href="http://cs.wikipedia.org/wiki/Goniometrická_funkce">goniometrických funkcích</text:a> ve svém díle <text:span text:style-name="T1">Introductio in analysin infinitorum (Úvod do analýzy)</text:span> vytvořil <text:a xlink:type="simple" xlink:href="http://cs.wikipedia.org/wiki/Leonhard_Euler">Leonhard Euler</text:a>. Poprvé zkoumal hodnoty sin <text:span text:style-name="T1">x</text:span>, cos <text:span text:style-name="T1">x</text:span> jako <text:a xlink:type="simple" xlink:href="http://cs.wikipedia.org/wiki/Číslo">čísla</text:a>, nikoli jako <text:a xlink:type="simple" xlink:href="http://cs.wikipedia.org/wiki/Úsečka">úsečky</text:a>, a jako <text:a xlink:type="simple" xlink:href="http://cs.wikipedia.org/wiki/Hodnota">hodnoty</text:a> <text:a xlink:type="simple" xlink:href="http://cs.wikipedia.org/wiki/Proměnná">proměnné</text:a> připouštěl kladná i záporná čísla.</text:p>
      <text:h text:style-name="Heading_20_2" text:outline-level="2"><text:bookmark text:name="Trigonometrick.C3.A9_v.C4.9Bty_a_vzorce"/>Trigonometrické věty a vzorce</text:h>
      <text:list xml:id="list758604047" text:style-name="L1">
        <text:list-item>
          <text:p text:style-name="P7"><text:a xlink:type="simple" xlink:href="http://cs.wikipedia.org/wiki/Sinová_věta">Sinová věta</text:a>: Pro každý <text:a xlink:type="simple" xlink:href="http://cs.wikipedia.org/wiki/Trojúhelník">trojúhelník</text:a> ABC s vnitřními <text:a xlink:type="simple" xlink:href="http://cs.wikipedia.org/wiki/Úhel">úhly</text:a> α, β, γ a stranami <text:span text:style-name="T1">a</text:span>, <text:span text:style-name="T1">b</text:span>, <text:span text:style-name="T1">c</text:span> platí: </text:p>
        </text:list-item>
      </text:list>
      <text:p text:style-name="P14"><draw:frame draw:style-name="fr1" draw:name="obrázky3" text:anchor-type="as-char" svg:width="4.736cm" svg:height="1.191cm" draw:z-index="0"><draw:image xlink:href="http://upload.wikimedia.org/math/8/a/8/8a8422f11f136c69acf37461bcbc40a8.png" xlink:type="simple" xlink:show="embed" xlink:actuate="onLoad"/><svg:title>\frac{a}{\sin \alpha} = \frac{b}{\sin \beta} = \frac{c}{\sin \gamma}</svg:title></draw:frame>. </text:p>
      <text:list xml:id="list373364853" text:style-name="L2">
        <text:list-item>
          <text:p text:style-name="P8"><text:a xlink:type="simple" xlink:href="http://cs.wikipedia.org/wiki/Kosinová_věta">Kosinová věta</text:a>: Pro každý <text:a xlink:type="simple" xlink:href="http://cs.wikipedia.org/wiki/Trojúhelník">trojúhelník</text:a> ABC s vnitřními <text:a xlink:type="simple" xlink:href="http://cs.wikipedia.org/wiki/Úhel">úhly</text:a> α, β, γ a stranami <text:span text:style-name="T1">a</text:span>, <text:span text:style-name="T1">b</text:span>, <text:span text:style-name="T1">c</text:span> platí: </text:p>
        </text:list-item>
      </text:list>
      <text:p text:style-name="P14"><draw:frame draw:style-name="fr1" draw:name="obrázky4" text:anchor-type="as-char" svg:width="5.477cm" svg:height="0.529cm" draw:z-index="1"><draw:image xlink:href="http://upload.wikimedia.org/math/f/9/a/f9a997f55aad1fd6c95e8739f489d1aa.png" xlink:type="simple" xlink:show="embed" xlink:actuate="onLoad"/><svg:title>a^2 = b^2 + c^2 - 2 b c \cdot \cos \alpha</svg:title></draw:frame> </text:p>
      <text:list xml:id="list902403310" text:style-name="L3">
        <text:list-item>
          <text:p text:style-name="P9"><text:a xlink:type="simple" xlink:href="http://cs.wikipedia.org/wiki/Tangentová_věta">Tangentová věta</text:a>: Pro každý <text:a xlink:type="simple" xlink:href="http://cs.wikipedia.org/wiki/Trojúhelník">trojúhelník</text:a> ABC s vnitřními <text:a xlink:type="simple" xlink:href="http://cs.wikipedia.org/wiki/Úhel">úhly</text:a> α, β, γ a stranami <text:span text:style-name="T1">a</text:span>, <text:span text:style-name="T1">b</text:span>, <text:span text:style-name="T1">c</text:span> platí: </text:p>
        </text:list-item>
      </text:list>
      <text:p text:style-name="P14"><draw:frame draw:style-name="fr1" draw:name="obrázky5" text:anchor-type="as-char" svg:width="5.636cm" svg:height="1.535cm" draw:z-index="2"><draw:image xlink:href="http://upload.wikimedia.org/math/b/0/1/b01e74ac29abb887bc6be0fcc1ef45e7.png" xlink:type="simple" xlink:show="embed" xlink:actuate="onLoad"/><svg:title>\frac{a-b}{a+b}=\frac{\mathrm{tg}\, \frac{\alpha -\beta }{2}}{\mathrm{tg}\, \frac{\alpha +\beta }{2}}=\frac{\mathrm{tg}\, \frac{\alpha -\beta }{2}}{\mathrm{cotg}\, \frac{\gamma }{2}}</svg:title></draw:frame> </text:p>
      <text:list xml:id="list1375276798" text:style-name="L4">
        <text:list-item>
          <text:p text:style-name="P10">Pro obsah každého <text:a xlink:type="simple" xlink:href="http://cs.wikipedia.org/wiki/Trojúhelník">trojúhelníku</text:a> ABC s vnitřními úhly α, β, γ a se stranami <text:span text:style-name="T1">a</text:span>, <text:span text:style-name="T1">b</text:span>, <text:span text:style-name="T1">c</text:span> platí: </text:p>
        </text:list-item>
      </text:list>
      <text:p text:style-name="P14"><draw:frame draw:style-name="fr1" draw:name="obrázky6" text:anchor-type="as-char" svg:width="9.604cm" svg:height="1.138cm" draw:z-index="3"><draw:image xlink:href="http://upload.wikimedia.org/math/d/f/3/df30fdb573438379fd74a0ac5ad54f67.png" xlink:type="simple" xlink:show="embed" xlink:actuate="onLoad"/><svg:title>S=\frac{1}{2}ab\,\sin(\gamma)=\frac{1}{2}ac\,\sin(\beta)=\frac{1}{2}bc\,\sin(\alpha)</svg:title></draw:frame> </text:p>
      <text:list xml:id="list2096364819" text:style-name="L5">
        <text:list-item>
          <text:p text:style-name="P11">Pro poloměr <text:span text:style-name="T1">r</text:span> <text:a xlink:type="simple" xlink:href="http://cs.wikipedia.org/wiki/Kružnice_opsaná">kružnice opsané</text:a> <text:a xlink:type="simple" xlink:href="http://cs.wikipedia.org/wiki/Trojúhelník">trojúhelníku</text:a> ABC platí: </text:p>
        </text:list-item>
      </text:list>
      <text:p text:style-name="P14"><draw:frame draw:style-name="fr1" draw:name="obrázky7" text:anchor-type="as-char" svg:width="6.747cm" svg:height="1.191cm" draw:z-index="4"><draw:image xlink:href="http://upload.wikimedia.org/math/6/f/d/6fdc89b96bbd59dd20652a90fe4ccfdb.png" xlink:type="simple" xlink:show="embed" xlink:actuate="onLoad"/><svg:title>r=\frac{a}{2\sin \alpha}=\frac{b}{2\sin \beta}=\frac{c}{2\sin \gamma}</svg:title></draw:frame> </text:p>
      <text:p text:style-name="Standard"/>
      <text:p text:style-name="Standard"/>
      <text:p text:style-name="Standard"/>
      <text:h text:style-name="Heading_20_3" text:outline-level="3"><text:soft-page-break/>Pythagorova věta</text:h>
      <text:p text:style-name="P14"><draw:frame draw:style-name="fr1" draw:name="obrázky8" text:anchor-type="as-char" svg:width="2.858cm" svg:height="0.582cm" draw:z-index="5"><draw:image xlink:href="http://upload.wikimedia.org/math/8/a/d/8ad7b37b7645e84dabcca0e02b9fed6b.png" xlink:type="simple" xlink:show="embed" xlink:actuate="onLoad"/></draw:frame> </text:p>
      <text:h text:style-name="Heading_20_1" text:outline-level="1">Euklidovy věty</text:h>
      <text:h text:style-name="P13" text:outline-level="2">Euklidova věta o výšce</text:h>
      <text:p text:style-name="P12">Euklidova věta o výšce zní : Obsah čtverce sestrojeného nad výškou je roven obsahu obdélníku jehož strany jsou části přepony touto výškou rozdělené.</text:p>
      <text:p text:style-name="P12"><text:span text:style-name="Emphasis">v</text:span><text:span text:style-name="Emphasis"><text:span text:style-name="T2">c</text:span></text:span><text:span text:style-name="Emphasis"><text:span text:style-name="T3">2</text:span></text:span><text:span text:style-name="Emphasis"> = c</text:span><text:span text:style-name="Emphasis"><text:span text:style-name="T2">a</text:span></text:span><text:span text:style-name="Emphasis">*c</text:span><text:span text:style-name="Emphasis"><text:span text:style-name="T2">b</text:span></text:span></text:p>
      <text:h text:style-name="P13" text:outline-level="2">Euklidova věta o odvěsně</text:h>
      <text:p text:style-name="P12">Euklidova věta o odvěsně zní: Obsah čtverce sestrojeného nad odvěsnou pravoúhlého trojúhelníku se rovná obsahu obdélníku sestrojeného z přepony a úseku na přeponě přilehlého k dané odvěsně.</text:p>
      <text:p text:style-name="P12"><text:span text:style-name="Emphasis">c*c</text:span><text:span text:style-name="Emphasis"><text:span text:style-name="T2">a</text:span></text:span><text:span text:style-name="Emphasis"> = a</text:span><text:span text:style-name="Emphasis"><text:span text:style-name="T3">2</text:span></text:span><text:span text:style-name="Emphasis"> </text:span></text:p>
      <text:p text:style-name="P12"><text:span text:style-name="Emphasis">c*c</text:span><text:span text:style-name="Emphasis"><text:span text:style-name="T2">b</text:span></text:span><text:span text:style-name="Emphasis"> = b</text:span><text:span text:style-name="Emphasis"><text:span text:style-name="T3">2</text:span></text:span> </text:p>
      <text:p text:style-name="Text_20_body"/>
      <text:p text:style-name="P6">Kde byla vydána ZBS?</text:p>
      <text:p text:style-name="P2">a) Basilej</text:p>
      <text:p text:style-name="Standard">b) Budapešť</text:p>
      <text:list xml:id="list41213812" text:style-name="L6">
        <text:list-item>
          <text:p text:style-name="P1">Praha</text:p>
        </text:list-item>
      </text:list>
      <text:list xml:id="list765921001" text:style-name="L7">
        <text:list-item>
          <text:p text:style-name="P4">Bratislava</text:p>
        </text:list-item>
      </text:list>
      <text:p text:style-name="Standard"/>
      <text:p text:style-name="P6">Kde byla podepsána Mnichovská dohoda?</text:p>
      <text:p text:style-name="Standard">a) 25. října 1939</text:p>
      <text:list xml:id="list1602902854" text:style-name="L8">
        <text:list-item>
          <text:p text:style-name="P3">30. září 1938</text:p>
          <text:p text:style-name="P5">d) 30. září 1939</text:p>
        </text:list-item>
      </text:list>
      <text:p text:style-name="Standard">e) 25. říjen 1938</text:p>
      <text:p text:style-name="Standard"/>
      <text:p text:style-name="P6">Kdy Velka fr. Revoluce?</text:p>
      <text:p text:style-name="Standard">1789 až 1799</text:p>
      <text:p text:style-name="Standard"/>
      <text:p text:style-name="P6">Sámova říše?</text:p>
      <text:p text:style-name="Standard">7. stolet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oid </meta:initial-creator>
    <meta:creation-date>2011-04-18T12:15:17</meta:creation-date>
    <dc:date>2011-04-18T12:24:12</dc:date>
    <dc:creator>Droid </dc:creator>
    <meta:editing-duration>PT8M56S</meta:editing-duration>
    <meta:editing-cycles>3</meta:editing-cycles>
    <meta:generator>LibreOffice/3.3$Linux LibreOffice_project/330m19$Build-202</meta:generator>
    <meta:document-statistic meta:table-count="0" meta:image-count="6" meta:object-count="0" meta:page-count="2" meta:paragraph-count="39" meta:word-count="436" meta:character-count="2694"/>
  </office:meta>
</office:document-meta>
</file>